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00000002005E18C6DB.png"/>
  <manifest:file-entry manifest:media-type="image/png" manifest:full-path="Pictures/100002010000003C0000003CE13493B1.png"/>
  <manifest:file-entry manifest:media-type="image/png" manifest:full-path="Pictures/100002010000002C0000002C370341D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1" svg:font-family="'Calibri Light'" style:font-adornments="Regular" style:font-family-generic="swiss" style:font-pitch="variable"/>
    <style:font-face style:name="Calibri Light2" svg:font-family="'Calibri Light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3" style:family="table" style:master-page-name="Standard">
      <style:table-properties style:width="8.0028in" fo:margin-left="0in" fo:margin-right="-0.0028in" style:page-number="auto" table:align="margins" style:writing-mode="lr-tb"/>
    </style:style>
    <style:style style:name="Table3.A" style:family="table-column">
      <style:table-column-properties style:column-width="2.059in" style:rel-column-width="16861*"/>
    </style:style>
    <style:style style:name="Table3.B" style:family="table-column">
      <style:table-column-properties style:column-width="5.9438in" style:rel-column-width="48674*"/>
    </style:style>
    <style:style style:name="Table3.A1" style:family="table-cell">
      <style:table-cell-properties fo:padding="0in" fo:border="none"/>
    </style:style>
    <style:style style:name="Table3.B1" style:family="table-cell">
      <style:table-cell-properties style:vertical-align="middle" fo:padding="0in" fo:border="none"/>
    </style:style>
    <style:style style:name="Table1" style:family="table">
      <style:table-properties style:width="8.2472in" fo:margin-left="-0.075in" fo:margin-right="-0.1722in" fo:margin-top="0in" fo:margin-bottom="0in" table:align="margins" style:writing-mode="lr-tb"/>
    </style:style>
    <style:style style:name="Table1.A" style:family="table-column">
      <style:table-column-properties style:column-width="6.1028in" style:rel-column-width="48494*"/>
    </style:style>
    <style:style style:name="Table1.B" style:family="table-column">
      <style:table-column-properties style:column-width="2.1444in" style:rel-column-width="17041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2" style:family="table-row">
      <style:table-row-properties style:min-row-height="8.5882in" style:keep-together="true" fo:keep-together="auto"/>
    </style:style>
    <style:style style:name="Table2" style:family="table">
      <style:table-properties style:width="1.8722in" fo:margin-left="0in" fo:margin-right="0.1229in" table:align="margins" style:writing-mode="lr-tb"/>
    </style:style>
    <style:style style:name="Table2.A" style:family="table-column">
      <style:table-column-properties style:column-width="0.884in" style:rel-column-width="30950*"/>
    </style:style>
    <style:style style:name="Table2.B" style:family="table-column">
      <style:table-column-properties style:column-width="0.9882in" style:rel-column-width="34585*"/>
    </style:style>
    <style:style style:name="Table2.A1" style:family="table-cell">
      <style:table-cell-properties fo:padding="0in" fo:border="none"/>
    </style:style>
    <style:style style:name="P1" style:family="paragraph" style:parent-style-name="Standard">
      <style:paragraph-properties fo:margin-top="0in" fo:margin-bottom="0in" fo:line-height="100%"/>
    </style:style>
    <style:style style:name="P2" style:family="paragraph" style:parent-style-name="Standard">
      <style:paragraph-properties fo:margin-top="0in" fo:margin-bottom="0in"/>
      <style:text-properties style:font-name="Cambria" fo:font-size="18pt" style:font-name-asian="Times New Roman1" style:font-size-asian="18pt" style:font-name-complex="Calibri Light2" style:font-size-complex="18pt"/>
    </style:style>
    <style:style style:name="P3" style:family="paragraph" style:parent-style-name="Standard">
      <style:paragraph-properties fo:margin-top="0in" fo:margin-bottom="0in" fo:line-height="100%"/>
      <style:text-properties style:font-name="Cambria" fo:font-size="18pt" style:font-name-asian="Times New Roman1" style:font-size-asian="18pt" style:font-name-complex="Calibri Light2" style:font-size-complex="18pt"/>
    </style:style>
    <style:style style:name="P4" style:family="paragraph" style:parent-style-name="Standard">
      <style:paragraph-properties fo:margin-top="0in" fo:margin-bottom="0in"/>
      <style:text-properties style:font-name="Cambria" fo:font-size="12pt" style:font-name-asian="Times New Roman1" style:font-size-asian="12pt" style:font-name-complex="Calibri Light2" style:font-size-complex="12pt"/>
    </style:style>
    <style:style style:name="P5" style:family="paragraph" style:parent-style-name="Standard">
      <style:paragraph-properties fo:margin-top="0in" fo:margin-bottom="0in"/>
      <style:text-properties style:font-name="Cambria" fo:font-size="12pt" fo:font-weight="bold" style:font-name-asian="Times New Roman1" style:font-size-asian="12pt" style:font-weight-asian="bold" style:font-name-complex="Calibri Light2" style:font-size-complex="12pt" style:font-weight-complex="bold"/>
    </style:style>
    <style:style style:name="P6" style:family="paragraph" style:parent-style-name="Standard">
      <style:paragraph-properties fo:margin-top="0in" fo:margin-bottom="0in"/>
      <style:text-properties fo:color="#000000" style:font-name="Calibri Light" fo:font-size="10pt" style:font-name-asian="Times New Roman1" style:font-size-asian="10pt" style:font-name-complex="Calibri Light2" style:font-size-complex="10pt"/>
    </style:style>
    <style:style style:name="P7" style:family="paragraph" style:parent-style-name="Standard">
      <style:paragraph-properties fo:margin-top="0in" fo:margin-bottom="0in" fo:line-height="100%"/>
      <style:text-properties fo:color="#000000" style:font-name="Calibri Light" style:font-name-asian="Times New Roman1" style:font-name-complex="Calibri Light2"/>
    </style:style>
    <style:style style:name="P8" style:family="paragraph" style:parent-style-name="Standard">
      <style:paragraph-properties fo:margin-top="0in" fo:margin-bottom="0in"/>
      <style:text-properties fo:color="#000000" style:font-name="Calibri Light" fo:font-size="10.5pt" fo:font-weight="normal" style:font-name-asian="Times New Roman1" style:font-size-asian="10.5pt" style:font-weight-asian="normal" style:font-name-complex="Calibri Light2" style:font-size-complex="10.5pt" style:font-weight-complex="normal"/>
    </style:style>
    <style:style style:name="P9" style:family="paragraph" style:parent-style-name="Standard">
      <style:paragraph-properties fo:margin-top="0in" fo:margin-bottom="0in"/>
      <style:text-properties fo:color="#000000" style:font-name="Calibri Light" fo:font-size="10.5pt" style:font-name-asian="Times New Roman1" style:font-size-asian="10.5pt" style:font-name-complex="Calibri Light2" style:font-size-complex="10.5pt"/>
    </style:style>
    <style:style style:name="P10" style:family="paragraph" style:parent-style-name="Standard">
      <style:paragraph-properties fo:margin-top="0in" fo:margin-bottom="0in"/>
      <style:text-properties fo:color="#000000" style:font-name="Calibri Light" fo:font-size="10.5pt" fo:font-weight="bold" style:font-name-asian="Times New Roman1" style:font-size-asian="10.5pt" style:font-weight-asian="bold" style:font-name-complex="Calibri Light2" style:font-size-complex="10.5pt" style:font-weight-complex="bold"/>
    </style:style>
    <style:style style:name="P11" style:family="paragraph" style:parent-style-name="Standard">
      <style:paragraph-properties fo:margin-top="0in" fo:margin-bottom="0in"/>
      <style:text-properties fo:color="#000000" style:font-name="Cambria" fo:font-size="13pt" style:font-name-asian="Times New Roman1" style:font-size-asian="13pt" style:font-name-complex="Calibri Light2" style:font-size-complex="13pt"/>
    </style:style>
    <style:style style:name="P12" style:family="paragraph" style:parent-style-name="Standard">
      <style:paragraph-properties fo:margin-top="0in" fo:margin-bottom="0in"/>
      <style:text-properties fo:font-size="10.5pt" fo:font-weight="normal" style:font-size-asian="10.5pt" style:font-weight-asian="normal" style:font-size-complex="10.5pt" style:font-weight-complex="normal"/>
    </style:style>
    <style:style style:name="P13" style:family="paragraph" style:parent-style-name="Standard">
      <style:paragraph-properties fo:margin-top="0in" fo:margin-bottom="0in" fo:line-height="100%"/>
      <style:text-properties fo:font-size="20pt" style:font-size-asian="20pt" style:font-size-complex="20pt"/>
    </style:style>
    <style:style style:name="P14" style:family="paragraph" style:parent-style-name="Standard">
      <style:paragraph-properties fo:margin-top="0.0299in" fo:margin-bottom="0in" fo:line-height="100%"/>
    </style:style>
    <style:style style:name="P15" style:family="paragraph" style:parent-style-name="Standard">
      <style:paragraph-properties fo:margin-top="0in" fo:margin-bottom="0.1in"/>
      <style:text-properties fo:font-size="10.5pt" style:font-size-asian="10.5pt" style:font-size-complex="10.5pt"/>
    </style:style>
    <style:style style:name="P16" style:family="paragraph" style:parent-style-name="Standard">
      <style:paragraph-properties fo:margin-top="0in" fo:margin-bottom="0.1in"/>
      <style:text-properties fo:color="#000000" style:font-name="Calibri Light" fo:font-size="10.5pt" style:font-name-asian="Times New Roman1" style:font-size-asian="10.5pt" style:font-name-complex="Calibri Light2" style:font-size-complex="10.5pt"/>
    </style:style>
    <style:style style:name="P17" style:family="paragraph" style:parent-style-name="Table_20_Contents">
      <style:text-properties style:font-name="Calibri Light" fo:font-size="10.5pt" style:font-name-asian="Times New Roman1" style:font-size-asian="10.5pt" style:font-name-complex="Calibri Light2" style:font-size-complex="10.5pt"/>
    </style:style>
    <style:style style:name="P18" style:family="paragraph" style:parent-style-name="Standard" style:list-style-name="WWNum1">
      <style:paragraph-properties fo:margin-top="0.0299in" fo:margin-bottom="0in" fo:line-height="100%"/>
      <style:text-properties fo:color="#000000" style:font-name="Calibri Light" fo:font-size="10.5pt" fo:font-weight="normal" style:font-name-asian="Times New Roman1" style:font-size-asian="10.5pt" style:font-weight-asian="normal" style:font-name-complex="Calibri Light2" style:font-size-complex="10.5pt" style:font-weight-complex="normal"/>
    </style:style>
    <style:style style:name="P19" style:family="paragraph" style:parent-style-name="Standard" style:list-style-name="WWNum3">
      <style:paragraph-properties fo:margin-top="0in" fo:margin-bottom="0in" fo:line-height="100%"/>
      <style:text-properties fo:color="#000000" style:font-name="Calibri Light" fo:font-size="10.5pt" style:font-name-asian="Times New Roman1" style:font-size-asian="10.5pt" style:font-name-complex="Calibri Light2" style:font-size-complex="10.5pt"/>
    </style:style>
    <style:style style:name="T1" style:family="text">
      <style:text-properties fo:color="#4472c4" style:font-name="Cambria" style:font-name-asian="Times New Roman1" style:font-name-complex="Calibri Light2" loext:opacity="100%"/>
    </style:style>
    <style:style style:name="T2" style:family="text">
      <style:text-properties fo:color="#4472c4" style:font-name="Cambria" fo:font-size="26pt" style:font-name-asian="Times New Roman1" style:font-size-asian="26pt" style:font-name-complex="Calibri Light2" style:font-size-complex="26pt" loext:opacity="100%"/>
    </style:style>
    <style:style style:name="T3" style:family="text">
      <style:text-properties fo:color="#000000" style:font-name="Calibri Light" style:font-name-asian="Times New Roman1" style:font-name-complex="Calibri Light2" loext:opacity="100%"/>
    </style:style>
    <style:style style:name="T4" style:family="text">
      <style:text-properties fo:color="#000000" style:font-name="Calibri Light" fo:font-size="10pt" fo:font-style="italic" style:font-name-asian="Times New Roman1" style:font-size-asian="10pt" style:font-style-asian="italic" style:font-name-complex="Calibri Light2" style:font-size-complex="10pt" style:font-style-complex="italic" loext:opacity="100%"/>
    </style:style>
    <style:style style:name="T5" style:family="text">
      <style:text-properties fo:color="#000000" style:font-name="Calibri Light" fo:font-size="10pt" fo:font-style="italic" fo:font-weight="bold" style:font-name-asian="Times New Roman1" style:font-size-asian="10pt" style:font-style-asian="italic" style:font-weight-asian="bold" style:font-name-complex="Calibri Light2" style:font-size-complex="10pt" style:font-style-complex="italic" style:font-weight-complex="bold" loext:opacity="100%"/>
    </style:style>
    <style:style style:name="T6" style:family="text">
      <style:text-properties fo:color="#000000" style:font-name="Calibri Light" fo:font-size="10pt" fo:font-style="italic" fo:font-weight="normal" style:font-name-asian="Times New Roman1" style:font-size-asian="10pt" style:font-style-asian="italic" style:font-weight-asian="normal" style:font-name-complex="Calibri Light2" style:font-size-complex="10pt" style:font-style-complex="italic" style:font-weight-complex="normal" loext:opacity="100%"/>
    </style:style>
    <style:style style:name="T7" style:family="text">
      <style:text-properties fo:color="#000000" style:font-name="Calibri Light" fo:font-size="10pt" fo:font-style="normal" fo:font-weight="normal" style:font-name-asian="Times New Roman1" style:font-size-asian="10pt" style:font-style-asian="normal" style:font-weight-asian="normal" style:font-name-complex="Calibri Light2" style:font-size-complex="10pt" style:font-style-complex="normal" style:font-weight-complex="normal" loext:opacity="100%"/>
    </style:style>
    <style:style style:name="T8" style:family="text">
      <style:text-properties fo:color="#000000" style:font-name="Calibri Light" fo:font-style="italic" style:font-name-asian="Times New Roman1" style:font-style-asian="italic" style:font-name-complex="Calibri Light2" style:font-style-complex="italic" loext:opacity="100%"/>
    </style:style>
    <style:style style:name="T9" style:family="text">
      <style:text-properties fo:color="#000000" style:font-name="Cambria" style:font-name-asian="Times New Roman1" style:font-name-complex="Calibri Light2" loext:opacity="100%"/>
    </style:style>
    <style:style style:name="T10" style:family="text">
      <style:text-properties fo:color="#000000" style:font-name="Cambria" fo:font-weight="bold" style:font-name-asian="Times New Roman1" style:font-weight-asian="bold" style:font-name-complex="Calibri Light2" style:font-weight-complex="bold" loext:opacity="100%"/>
    </style:style>
    <style:style style:name="T11" style:family="text">
      <style:text-properties fo:color="#000000" style:font-name="Cambria" fo:font-style="italic" style:font-name-asian="Times New Roman1" style:font-style-asian="italic" style:font-name-complex="Calibri Light2" style:font-style-complex="italic" loext:opacity="100%"/>
    </style:style>
    <style:style style:name="T12" style:family="text">
      <style:text-properties fo:color="#000000" style:text-position="super 58%" style:font-name="Calibri Light" style:font-name-asian="Times New Roman1" style:font-name-complex="Calibri Light2" loext:opacity="100%"/>
    </style:style>
    <style:style style:name="T13" style:family="text">
      <style:text-properties fo:color="#000000" style:font-name="Calibri Light1" fo:font-size="10pt" fo:font-style="italic" fo:font-weight="normal" style:font-name-asian="Times New Roman1" style:font-size-asian="10pt" style:font-style-asian="italic" style:font-weight-asian="normal" style:font-name-complex="Calibri Light2" style:font-size-complex="10pt" style:font-style-complex="italic" style:font-weight-complex="normal" loext:opacity="100%"/>
    </style:style>
    <style:style style:name="T14" style:family="text">
      <style:text-properties style:text-position="super 58%"/>
    </style:style>
    <style:style style:name="T15" style:family="text">
      <style:text-properties fo:color="#0563c1" style:font-name="Calibri Light" fo:font-size="10pt" fo:language="zxx" fo:country="none" fo:font-style="italic" style:text-underline-style="solid" style:text-underline-width="auto" style:text-underline-color="font-color" fo:font-weight="normal" style:font-name-asian="Times New Roman1" style:font-size-asian="10pt" style:language-asian="zxx" style:country-asian="none" style:font-style-asian="italic" style:font-weight-asian="normal" style:font-name-complex="Calibri Light2" style:font-size-complex="10pt" style:language-complex="zxx" style:country-complex="none" style:font-style-complex="italic" style:font-weight-complex="normal" loext:opacity="100%"/>
    </style:style>
    <style:style style:name="T16" style:family="text">
      <style:text-properties style:font-name="Calibri Light1" fo:font-size="10pt" fo:font-style="normal" style:font-size-asian="10pt" style:font-style-asian="normal" style:font-size-complex="10pt" style:font-style-complex="normal"/>
    </style:style>
    <style:style style:name="fr1" style:family="graphic" style:parent-style-name="Graphics">
      <style:graphic-properties fo:margin-left="0.1252in" fo:margin-right="0.1252in" fo:margin-top="0in" fo:margin-bottom="0in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graphics1" text:anchor-type="page" text:anchor-page-number="1" svg:x="6.3299in" svg:y="8.9398in" svg:width="0.2618in" svg:height="0.2654in" draw:z-index="2">
        <draw:image xlink:href="Pictures/1000020100000200000002005E18C6DB.png" xlink:type="simple" xlink:show="embed" xlink:actuate="onLoad"/>
      </draw:frame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3"><text:span text:style-name="T2">Nico Zucca </text:span><text:span text:style-name="T1"><text:s/></text:span><text:span text:style-name="T2">|</text:span></text:p>
          </table:table-cell>
          <table:table-cell table:style-name="Table3.B1" office:value-type="string">
            <text:p text:style-name="P1"><text:span text:style-name="T4">Passionate maker and innovator. </text:span><text:span text:style-name="T5">FRC 2468</text:span></text:p>
            <text:p text:style-name="P13"><text:a xlink:type="simple" xlink:href="mailto:zico.zucca@gmail.com" text:style-name="Internet_20_link" text:visited-style-name="Visited_20_Internet_20_Link"><text:span text:style-name="T16">zico.zucca@gmail.com</text:span></text:a><text:span text:style-name="T13"> </text:span><text:span text:style-name="T7">|</text:span><text:span text:style-name="T6"> </text:span><text:span text:style-name="T15">nicozucca.com</text:span>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Experience</text:p>
            <text:p text:style-name="P1"><text:span text:style-name="T10">Stratom</text:span><text:span text:style-name="T10">:</text:span><text:span text:style-name="T9"> Robotics Software Engineer</text:span></text:p>
            <text:p text:style-name="P7">May 2024 – Current</text:p>
            <text:list xml:id="list4625886303821994781" text:style-name="WWNum1">
              <text:list-item>
                <text:p text:style-name="P18">Developed Mermaid Analysis tool (Merm-An) to automatically generate system architecture diagrams from source code with commit hook.</text:p>
              </text:list-item>
              <text:list-item>
                <text:p text:style-name="P18">Designed RTOS abstraction layers enabling compatibility between FreeRTOS and Linux, enhancing flexibility for embedded controllers.</text:p>
              </text:list-item>
              <text:list-item>
                <text:p text:style-name="P18">Developed architecture and multiple demonstrators for new embedded controller to replace NI cRIO for autonomous vehicles.</text:p>
              </text:list-item>
              <text:list-item>
                <text:p text:style-name="P18">Authored safety software to detect and prevent self-collision for autonomous vehicles, ensuring safety in production environments.</text:p>
              </text:list-item>
              <text:list-item>
                <text:p text:style-name="P18">Implemented GPS waypoint initialization for auto-docking on Autonomous 60K-Loader.</text:p>
              </text:list-item>
              <text:list-item>
                <text:p text:style-name="P18">Wrote robot diagnostic health monitor in ROS2 that interfaces with an Android application for easy debugging and health monitoring.</text:p>
              </text:list-item>
            </text:list>
            <text:p text:style-name="P14"><text:span text:style-name="T10">ARIA Lab:</text:span><text:span text:style-name="T9"> Robotics / SLAM Researcher</text:span><text:span text:style-name="T8"> <text:s text:c="2"/></text:span></text:p>
            <text:p text:style-name="P7">November 2023 – July 2024</text:p>
            <text:list xml:id="list42522496" text:continue-numbering="true" text:style-name="WWNum1">
              <text:list-item>
                <text:p text:style-name="P18">Lead team of 13 on Robust Mono-SLAM Meta-analysis, including application of SLAM to high-variance situations (FPV drone videos). </text:p>
              </text:list-item>
              <text:list-item>
                <text:p text:style-name="P18">Developed set of over 30 blender SLAM challenge sequences, addressing falling leaves, fog, low visibility, high acceleration, featureless environments, and more.</text:p>
              </text:list-item>
              <text:list-item>
                <text:p text:style-name="P18">Created automatic sequence evaluator to run up to 12 SLAM algorithms against a suite of test sequences and score the predicted trajectories.</text:p>
              </text:list-item>
              <text:list-item>
                <text:p text:style-name="P18">Developed tools and tutorials for using Docker, Blender, and lab servers.</text:p>
              </text:list-item>
              <text:list-item>
                <text:p text:style-name="P18">Developed novel feature matching algorithm for robust feature matching in high variance planar situations.</text:p>
              </text:list-item>
            </text:list>
            <text:p text:style-name="P14"><text:span text:style-name="T10">Trimble:</text:span><text:span text:style-name="T9"> </text:span><text:span text:style-name="T11">Software Engineering/Robotics Intern</text:span><text:span text:style-name="T8"> <text:s text:c="3"/></text:span></text:p>
            <text:p text:style-name="P7">May 2023 – December 2023</text:p>
            <text:list xml:id="list42519254" text:continue-numbering="true" text:style-name="WWNum1">
              <text:list-item>
                <text:p text:style-name="P18">Managed perception team for deployment of Autonomous vehicle.</text:p>
              </text:list-item>
              <text:list-item>
                <text:p text:style-name="P18">Developed complete multi-platform application using C/python/Docker for peripheral configuration and flashing, including SM Radars, Ethernet Cameras, and Ouster Lidars.</text:p>
              </text:list-item>
              <text:list-item>
                <text:p text:style-name="P18">Designed and constructed complete electrical twin of our autonomous vehicle for use in bench testing and validation. </text:p>
              </text:list-item>
            </text:list>
            <text:p text:style-name="P14"><text:span text:style-name="T10">OSARO:</text:span><text:span text:style-name="T9"> </text:span><text:span text:style-name="T11">Mechatronics/Robotics Intern</text:span><text:span text:style-name="T8"> <text:s text:c="3"/></text:span></text:p>
            <text:p text:style-name="P7">May 2022 – August 2022</text:p>
            <text:list xml:id="list42537626" text:continue-numbering="true" text:style-name="WWNum1">
              <text:list-item>
                <text:p text:style-name="P18">Using Solidworks and Arduino, designed and prototyped a special purpose scanner/ buffer/orientation control system for glasses cases in an automated warehouse setting.</text:p>
              </text:list-item>
              <text:list-item>
                <text:p text:style-name="P18">Using VBA, developed a tool that fully automates the creation of low-poly-high-fidelity collision meshes for an entire robot cell from native CAD files. Previously 20+ hrs/modification. </text:p>
              </text:list-item>
            </text:list>
            <text:p text:style-name="P14"><text:span text:style-name="T10">Unaliwear</text:span><text:span text:style-name="T11">: Engineering Technician </text:span><text:span text:style-name="T9">|</text:span><text:span text:style-name="T11"> Outsource Manufacturing Liaison - Full time <text:s text:c="13"/></text:span></text:p>
            <text:p text:style-name="P7">April 2021 - August 2021</text:p>
            <text:list xml:id="list42534844" text:continue-numbering="true" text:style-name="WWNum1">
              <text:list-item>
                <text:p text:style-name="P18">Developed a complete new product (CAD, prototyping, focus groups, testing, manufacturing).</text:p>
              </text:list-item>
              <text:list-item>
                <text:p text:style-name="P18">Managed transition to a new primary supplier for metal watch parts.</text:p>
              </text:list-item>
              <text:list-item>
                <text:p text:style-name="P18">Oversaw the testing and validation of samples from new manufacturers.</text:p>
              </text:list-item>
              <text:list-item>
                <text:p text:style-name="P18">Coordinated outsourced materials research in China.</text:p>
              </text:list-item>
            </text:list>
            <text:p text:style-name="P14"><text:span text:style-name="T10">Iris Automation:</text:span><text:span text:style-name="T3"> </text:span><text:span text:style-name="T11">LabVIEW Software Developer - Full time</text:span><text:span text:style-name="T3"> </text:span></text:p>
            <text:p text:style-name="P7">March 2021 - April 2021</text:p>
            <text:list xml:id="list4953035717724092886" text:style-name="WWNum3">
              <text:list-item>
                <text:p text:style-name="P19">Cleaned and optimized 3rd party LabVIEW automation code used in EV Automotive manufacturing.</text:p>
              </text:list-item>
            </text:list>
          </table:table-cell>
          <table:table-cell table:style-name="Table1.A1" office:value-type="string">
            <text:p text:style-name="P2">Technical Skills</text:p>
            <text:p text:style-name="P5">Code and Computing</text:p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9">C/C++</text:p>
                  <text:p text:style-name="P9">Python</text:p>
                  <text:p text:style-name="P9">Linux</text:p>
                  <text:p text:style-name="P9">Docker</text:p>
                  <text:p text:style-name="P9">LabVIEW</text:p>
                </table:table-cell>
                <table:table-cell table:style-name="Table2.A1" office:value-type="string">
                  <text:p text:style-name="P17">ROS/ROS 2 Flutter <text:s text:c="11"/>Rust</text:p>
                </table:table-cell>
              </table:table-row>
            </table:table>
            <text:p text:style-name="P4"/>
            <text:p text:style-name="P5">Computer-Aided Design</text:p>
            <text:p text:style-name="P9">Solidworks</text:p>
            <text:p text:style-name="P9">OnShape</text:p>
            <text:p text:style-name="P9">PTC Creo</text:p>
            <text:p text:style-name="P9">Design for injection molding</text:p>
            <text:p text:style-name="P9">Design for FDM 3D printing</text:p>
            <text:p text:style-name="P6"/>
            <text:p text:style-name="P5">Electronics</text:p>
            <text:p text:style-name="P9">PCB EDA → KiCad</text:p>
            <text:p text:style-name="P9">Soldering</text:p>
            <text:p text:style-name="P11"/>
            <text:p text:style-name="P2">Education</text:p>
            <text:p text:style-name="P9">B.S. Computer Science <text:s text:c="2"/></text:p>
            <text:p text:style-name="P9"><text:s/>- Graduated Spring 2024</text:p>
            <text:p text:style-name="P9"><text:s/>- C-MAPP Scholar 2022 &amp; 23</text:p>
            <text:p text:style-name="P6"/>
            <text:p text:style-name="P2">Certifications</text:p>
            <text:p text:style-name="P9">2023 CSM Algobowl 1<text:span text:style-name="T14">st</text:span> place</text:p>
            <text:p text:style-name="P8">HackMIT 2022 IBM Sustainability</text:p>
            <text:p text:style-name="P12"><text:span text:style-name="T3"><text:s text:c="7"/>challenge – 1</text:span><text:span text:style-name="T12">st</text:span><text:span text:style-name="T3"> prize</text:span></text:p>
            <text:p text:style-name="P10">Eagle Scout   </text:p>
            <text:p text:style-name="P9">CAPSTONE Diploma for</text:p>
            <text:p text:style-name="P9"><text:s text:c="7"/>Autonomous Drifting  </text:p>
            <text:p text:style-name="P10"/>
            <text:p text:style-name="P2">General Skills</text:p>
            <text:p text:style-name="P9">Leadership</text:p>
            <text:p text:style-name="P9">Communication</text:p>
            <text:p text:style-name="P9">Time Management</text:p>
            <text:p text:style-name="P9">Work Ethic</text:p>
            <text:p text:style-name="P6"/>
            <text:p text:style-name="P2">Interests</text:p>
            <text:p text:style-name="P15"><text:span text:style-name="T3"><text:s text:c="8"/>Mobile Robotics <text:s/></text:span></text:p>
            <text:p text:style-name="P16"><draw:frame draw:style-name="fr1" draw:name="3" text:anchor-type="char" svg:x="0.0083in" svg:y="0.0063in" svg:width="0.1992in" svg:height="0.1992in" draw:z-index="0"><draw:image xlink:href="Pictures/100002010000002C0000002C370341DA.png" xlink:type="simple" xlink:show="embed" xlink:actuate="onLoad"/></draw:frame> <text:s text:c="7"/>Automation</text:p>
            <text:p text:style-name="P16"><text:s text:c="2"/><draw:frame draw:style-name="fr1" draw:name="1" text:anchor-type="char" svg:x="-0.05in" svg:y="-0.0098in" svg:width="0.2744in" svg:height="0.2744in" draw:z-index="1"><draw:image xlink:href="Pictures/100002010000003C0000003CE13493B1.png" xlink:type="simple" xlink:show="embed" xlink:actuate="onLoad"/></draw:frame> <text:s text:c="5"/>Special-Purpose <text:line-break/> <text:s text:c="7"/>Robotics</text:p>
          </table:table-cell>
        </table:table-row>
        <text:soft-page-break/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1" svg:font-family="'Calibri Light'" style:font-adornments="Regular" style:font-family-generic="swiss" style:font-pitch="variable"/>
    <style:font-face style:name="Calibri Light2" svg:font-family="'Calibri Light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GB" style:font-size-asian="11pt" style:language-asian="zh" style:country-asian="CN" style:font-size-complex="11pt" style:language-complex="ar" style:country-complex="SA"/>
    </style:default-style>
    <style:default-style style:family="paragraph">
      <style:paragraph-properties fo:margin-top="0in" fo:margin-bottom="0.111in" fo:line-height="107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GB" style:font-name-asian="SimSun" style:font-size-asian="11pt" style:language-asian="zh" style:country-asian="CN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193in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 style:list-style-name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4in" style:type="center"/>
          <style:tab-stop style:position="8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resolved_20_Mention" style:display-name="Unresolved Mention" style:family="text" style:parent-style-name="Default_20_Paragraph_20_Font">
      <style:text-properties fo:color="#605e5c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color="#00000a" fo:font-size="10pt" style:font-size-asian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loext:margin-gutter="0in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colas Zucca</meta:initial-creator>
    <meta:editing-cycles>31</meta:editing-cycles>
    <meta:print-date>2022-12-06T20:57:00</meta:print-date>
    <meta:creation-date>2022-12-06T20:56:00</meta:creation-date>
    <dc:date>2025-01-08T22:26:26.87</dc:date>
    <meta:editing-duration>PT1H12M7S</meta:editing-duration>
    <meta:generator>OpenOffice/4.1.15$Win32 OpenOffice.org_project/4115m2$Build-9813</meta:generator>
    <dc:creator>Nico Zucca</dc:creator>
    <meta:document-statistic meta:table-count="3" meta:image-count="3" meta:object-count="0" meta:page-count="2" meta:paragraph-count="74" meta:word-count="503" meta:character-count="360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